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RU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 table:number-columns-spanned="2" table:number-rows-spanned="1">
            <text:p>FIFO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 table:number-columns-spanned="2" table:number-rows-spanned="1">
            <text:p>Optimal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8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6:11:44.765438814</meta:creation-date>
    <dc:date>2017-05-11T16:57:52.645229790</dc:date>
    <meta:editing-duration>PT35M55S</meta:editing-duration>
    <meta:editing-cycles>6</meta:editing-cycles>
    <meta:generator>LibreOffice/5.1.6.2$Linux_X86_64 LibreOffice_project/10m0$Build-2</meta:generator>
    <meta:document-statistic meta:table-count="1" meta:cell-count="254" meta:object-count="0"/>
  </office:meta>
</office:document-meta>
</file>